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. G. DeCasser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7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OFFICE OF/</text:p>
      <text:p text:style-name="P2">E. G. DECASSERES,/</text:p>
      <text:p text:style-name="P2">1017 CHESTNUT ST./</text:p>
      <text:p text:style-name="P3">Philadelphia, March 27<text:span text:style-name="T2">th</text:span><text:span text:style-name="T3"> 1891./</text:span></text:p>
      <text:p text:style-name="P2"><text:span text:style-name="T3">Dear Sir &amp; Friend/</text:span></text:p>
      <text:p text:style-name="P2"><text:span text:style-name="T3"><text:tab/>Having just arrived from/ Baltimore, was placed in possession of/ your favor 24th inst. <text:s/>Replying to/ tenor of same can assure you that/ the matter to which you refer never/ gave me a thought, as I presumed/ that If desirous could have partaken/ of your hospitality &amp; been made welcome./ <text:s/></text:span></text:p>
      <text:p text:style-name="P2"><text:span text:style-name="T3"><text:tab/>My only object was to see &amp; pay/ my respects to you on the memorable/ occassion[sic!], &amp; not to join in any/ festivities, therefore, if there is a/ fault it is all my own./</text:span></text:p>
      <text:p text:style-name="P2"><text:span text:style-name="T3"><text:tab/>With best wishes to you &amp; yours/</text:span></text:p>
      <text:p text:style-name="P2"><text:span text:style-name="T3"><text:tab/><text:tab/>I remain/</text:span></text:p>
      <text:p text:style-name="P2"><text:span text:style-name="T3"><text:tab/><text:tab/><text:tab/>Yours Truly/ </text:span></text:p>
      <text:p text:style-name="P2"><text:span text:style-name="T3"><text:tab/><text:tab/>E. G. DeCasser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2:57:38.32</meta:creation-date>
    <meta:document-statistic meta:table-count="0" meta:image-count="0" meta:object-count="0" meta:page-count="2" meta:paragraph-count="71" meta:word-count="279" meta:character-count="1902"/>
    <dc:date>2011-11-22T13:01:21.11</dc:date>
    <dc:creator>Penn Libraries</dc:creator>
    <meta:editing-duration>PT00H03M42S</meta:editing-duration>
    <meta:editing-cycles>1</meta:editing-cycles>
    <meta:generator>OpenOffice.org/3.2$Win32 OpenOffice.org_project/320m12$Build-9483</meta:generator>
  </office:meta>
</office:document-meta>
</file>